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4" office:value-type="string" calcext:value-type="string">
            <text:p>mh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permalink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Add MS 41633</text:p>
          </table:table-cell>
          <table:table-cell office:value-type="string" calcext:value-type="string">
            <text:p>http://www.bl.uk/manuscripts/FullDisplay.aspx?ref=Add_MS_41633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office:value-type="string" calcext:value-type="string">
            <text:p>Add 32.173</text:p>
          </table:table-cell>
          <table:table-cell office:value-type="string" calcext:value-type="string">
            <text:p>http://www.bl.uk/manuscripts/FullDisplay.aspx?ref=Add_MS_3217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rhebt euch Christen</text:p>
          </table:table-cell>
          <table:table-cell office:value-type="string" calcext:value-type="string">
            <text:p>Add 32.1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Vier deutsche Choralvespern</text:p>
          </table:table-cell>
          <table:table-cell office:value-type="string" calcext:value-type="string">
            <text:p>Add 32.173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us Davids Psalmen</text:p>
          </table:table-cell>
          <table:table-cell office:value-type="string" calcext:value-type="string">
            <text:p>Add 32.1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Add 32.1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eutsches Regina coeli</text:p>
          </table:table-cell>
          <table:table-cell office:value-type="string" calcext:value-type="string">
            <text:p>Add 32.1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Add 32.1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2:Sheet1.C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2-07-09T08:52:01.655911897</dc:date>
    <meta:editing-duration>PT1H46M52S</meta:editing-duration>
    <meta:editing-cycles>67</meta:editing-cycles>
    <meta:generator>LibreOffice/7.3.4.2$Linux_X86_64 LibreOffice_project/30$Build-2</meta:generator>
    <meta:document-statistic meta:table-count="1" meta:cell-count="39" meta:object-count="0"/>
  </office:meta>
</office:document-meta>
</file>